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No.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Resul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- Esp connect to wifi</text:p>
          </table:table-cell>
          <table:table-cell table:style-name="ce2" office:value-type="string">
            <text:p>Pas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 App connect to wifi</text:p>
          </table:table-cell>
          <table:table-cell table:style-name="ce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 Esp connect to MQTT</text:p>
          </table:table-cell>
          <table:table-cell table:style-name="ce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 App connect to MQTT </text:p>
          </table:table-cell>
          <table:table-cell table:style-name="ce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 If app connect to <text:s/>wifi and MQTT successful then it can get data status of lights and time from ds1307</text:p>
          </table:table-cell>
          <table:table-cell table:style-name="ce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 App can control 2 <text:s/>lights if connected is successful</text:p>
          </table:table-cell>
          <table:table-cell table:style-name="ce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 App can set time of control lights on/off</text:p>
          </table:table-cell>
          <table:table-cell table:style-name="ce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 ESP connect wifi that can get time data from server NPT and <text:s/>sync up to ds1307</text:p>
          </table:table-cell>
          <table:table-cell table:style-name="ce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- ESP cannot connect wifi then it can <text:s/>self-sync up</text:p>
          </table:table-cell>
          <table:table-cell table:style-name="ce2"/>
        </table:table-row>
        <table:table-row table:style-name="ro1" table:number-rows-repeated="29">
          <table:table-cell table:style-name="ce2"/>
          <table:table-cell/>
          <table:table-cell table:style-name="ce2"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2/03/2024</text:date>, <text:time>21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20:38:28</meta:creation-date>
    <dc:date>2024-02-03T21:05:18</dc:date>
    <meta:editing-duration>PT11M40S</meta:editing-duration>
    <meta:editing-cycles>1</meta:editing-cycles>
    <meta:document-statistic meta:table-count="3" meta:cell-count="22" meta:object-count="0"/>
    <meta:generator>OpenOffice/4.1.15$Unix OpenOffice.org_project/4115m2$Build-9813</meta:generator>
  </office:meta>
</office:document-meta>
</file>